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  <style:style style:name="T3" style:parent-style-name="Fuentedepárrafopredeter." style:family="text">
      <style:text-properties fo:language="es" fo:country="ES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<text:span text:style-name="T2">Este proceso describe el mét</text:span><text:span text:style-name="T3">odo por el cual la tienda</text:span><text:span text:style-name="T4"><text:s/>renueva su stock y prepara los pedidos para sus clientes</text:span><text:span text:style-name="T5">, teniendo en cuenta la lista de pedidos</text:span><text:span text:style-name="T6">, para ello pide los productos a los proveedores y una vez<text:s/></text:span><text:span text:style-name="T7">llegados actualiza su stoc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LMR10</dc:creator>
    <meta:creation-date>2009-04-16T11:32:00Z</meta:creation-date>
    <dc:date>2016-10-25T15:04:00Z</dc:date>
    <meta:template xlink:href="Normal.dotm" xlink:type="simple"/>
    <meta:editing-cycles>5</meta:editing-cycles>
    <meta:editing-duration>PT9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6" meta:character-count="237" meta:row-count="1" meta:non-whitespace-character-count="202"/>
  </office:meta>
</office:document-meta>
</file>